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00be" officeooo:paragraph-rsid="000400be"/>
    </style:style>
    <style:style style:name="P2" style:family="paragraph" style:parent-style-name="Standard">
      <style:paragraph-properties fo:text-align="center" style:justify-single-word="false"/>
      <style:text-properties officeooo:rsid="000400be" officeooo:paragraph-rsid="000400be"/>
    </style:style>
    <style:style style:name="P3" style:family="paragraph" style:parent-style-name="Standard">
      <style:paragraph-properties fo:text-align="start" style:justify-single-word="false"/>
      <style:text-properties officeooo:rsid="000400be" officeooo:paragraph-rsid="000400be"/>
    </style:style>
    <style:style style:name="P4" style:family="paragraph" style:parent-style-name="Standard">
      <style:paragraph-properties fo:text-align="start" style:justify-single-word="false"/>
      <style:text-properties officeooo:rsid="0005bac2" officeooo:paragraph-rsid="0005bac2"/>
    </style:style>
    <style:style style:name="P5" style:family="paragraph" style:parent-style-name="Standard">
      <style:paragraph-properties fo:text-align="start" style:justify-single-word="false"/>
      <style:text-properties officeooo:rsid="000716d4" officeooo:paragraph-rsid="000716d4"/>
    </style:style>
    <style:style style:name="P6" style:family="paragraph" style:parent-style-name="Standard">
      <style:paragraph-properties fo:text-align="start" style:justify-single-word="false"/>
      <style:text-properties officeooo:rsid="00160e44" officeooo:paragraph-rsid="00160e44"/>
    </style:style>
    <style:style style:name="P7" style:family="paragraph" style:parent-style-name="Standard">
      <style:paragraph-properties fo:text-align="start" style:justify-single-word="false"/>
      <style:text-properties officeooo:rsid="001da146" officeooo:paragraph-rsid="001da146"/>
    </style:style>
    <style:style style:name="P8" style:family="paragraph" style:parent-style-name="Standard">
      <style:paragraph-properties fo:text-align="start" style:justify-single-word="false"/>
      <style:text-properties officeooo:rsid="00208886" officeooo:paragraph-rsid="00208886"/>
    </style:style>
    <style:style style:name="T1" style:family="text">
      <style:text-properties officeooo:rsid="0008065f"/>
    </style:style>
    <style:style style:name="T2" style:family="text">
      <style:text-properties officeooo:rsid="00189313"/>
    </style:style>
    <style:style style:name="T3" style:family="text">
      <style:text-properties officeooo:rsid="00198ab1"/>
    </style:style>
    <style:style style:name="T4" style:family="text">
      <style:text-properties officeooo:rsid="001b6d13"/>
    </style:style>
    <style:style style:name="T5" style:family="text">
      <style:text-properties officeooo:rsid="001cafc9"/>
    </style:style>
    <style:style style:name="T6" style:family="text">
      <style:text-properties officeooo:rsid="001da146"/>
    </style:style>
    <style:style style:name="T7" style:family="text">
      <style:text-properties officeooo:rsid="001f3795"/>
    </style:style>
    <style:style style:name="T8" style:family="text">
      <style:text-properties officeooo:rsid="00222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ANTET&gt;</text:p>
      <text:p text:style-name="P1"/>
      <text:p text:style-name="P2">PV</text:p>
      <text:p text:style-name="P2">incheiat astazi, 17.02.2022, cu ocazia sedintei Asociatiei Propr. “Avantul”</text:p>
      <text:p text:style-name="P3"/>
      <text:p text:style-name="P4">Participanti:</text:p>
      <text:p text:style-name="P4"><text:tab/></text:p>
      <text:p text:style-name="P4"/>
      <text:p text:style-name="P5">Ordinea de zi:</text:p>
      <text:p text:style-name="P5"><text:tab/>1. Dare de seama a presedintelui asociatie pentru anul calendaristic 2021</text:p>
      <text:p text:style-name="P5"><text:tab/>2. Alegeri presedinte de asociatie</text:p>
      <text:p text:style-name="P5"><text:tab/>3. Incheiere contract publicitate</text:p>
      <text:p text:style-name="P5"><text:tab/>4. <text:span text:style-name="T1">Diverse</text:span></text:p>
      <text:p text:style-name="P6"/>
      <text:p text:style-name="P6">Dezbateri: </text:p>
      <text:p text:style-name="P6"><text:s/>&lt;Se noteaza pe scurt subiectele discutate in cadrul sedintei, punctandu-se si interventiile participantilor.&gt;</text:p>
      <text:p text:style-name="P6"><text:span text:style-name="T2"><text:tab/>1. Presedintele asociatie</text:span><text:span text:style-name="T3">i</text:span><text:span text:style-name="T2"> prezinta raportul pe anul 2021</text:span></text:p>
      <text:p text:style-name="P6"><text:tab/><text:span text:style-name="T4">2. ...</text:span></text:p>
      <text:p text:style-name="P6"><text:tab/><text:span text:style-name="T6">3. …</text:span></text:p>
      <text:p text:style-name="P6"><text:span text:style-name="T6"><text:tab/>4. …</text:span></text:p>
      <text:p text:style-name="P6"/>
      <text:p text:style-name="P7">&lt;<text:span text:style-name="T7">La sfarsitul pv, participantii semneaza&gt;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3:12:43.604827673</meta:creation-date>
    <dc:date>2022-02-17T13:45:52.281614524</dc:date>
    <meta:editing-duration>PT22M34S</meta:editing-duration>
    <meta:editing-cycles>14</meta:editing-cycles>
    <meta:generator>LibreOffice/7.3.0.3$Linux_X86_64 LibreOffice_project/30$Build-3</meta:generator>
    <meta:document-statistic meta:table-count="0" meta:image-count="0" meta:object-count="0" meta:page-count="1" meta:paragraph-count="17" meta:word-count="70" meta:character-count="503" meta:non-whitespace-character-count="438"/>
  </office:meta>
</office:document-meta>
</file>